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2e" officeooo:paragraph-rsid="00060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ros2_ws_turtle/turtle_experiments</text:p>
      <text:p text:style-name="P1"/>
      <text:p text:style-name="P1">python3 plot_experiments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3:46:19.031458015</meta:creation-date>
    <dc:date>2025-12-29T23:47:19.427856758</dc:date>
    <meta:editing-duration>PT1M1S</meta:editing-duration>
    <meta:editing-cycles>1</meta:editing-cycles>
    <meta:document-statistic meta:table-count="0" meta:image-count="0" meta:object-count="0" meta:page-count="1" meta:paragraph-count="2" meta:word-count="4" meta:character-count="63" meta:non-whitespace-character-count="61"/>
    <meta:generator>LibreOffice/7.3.7.2$Linux_X86_64 LibreOffice_project/30$Build-2</meta:generator>
  </office:meta>
</office:document-meta>
</file>